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C71570FE6863CB1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73cm" fo:margin-left="4.845cm" table:align="left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05cm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6" style:family="table-row">
      <style:table-row-properties style:min-row-height="1.055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24.377cm" fo:margin-left="0.034cm" table:align="left" style:writing-mode="lr-tb"/>
    </style:style>
    <style:style style:name="Tabla2.A" style:family="table-column">
      <style:table-column-properties style:column-width="2.884cm"/>
    </style:style>
    <style:style style:name="Tabla2.B" style:family="table-column">
      <style:table-column-properties style:column-width="21.493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402cm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3" style:family="table-row">
      <style:table-row-properties style:min-row-height="4.392cm" fo:keep-together="always"/>
    </style:style>
    <style:style style:name="Tabla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4" style:family="table-row">
      <style:table-row-properties style:min-row-height="2.852cm" fo:keep-together="always"/>
    </style:style>
    <style:style style:name="Tabla2.A4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21.183cm" fo:margin-left="0cm" table:align="left" style:writing-mode="lr-tb"/>
    </style:style>
    <style:style style:name="Tabla3.A" style:family="table-column">
      <style:table-column-properties style:column-width="3.519cm"/>
    </style:style>
    <style:style style:name="Tabla3.B" style:family="table-column">
      <style:table-column-properties style:column-width="11.774cm"/>
    </style:style>
    <style:style style:name="Tabla3.C" style:family="table-column">
      <style:table-column-properties style:column-width="5.89cm"/>
    </style:style>
    <style:style style:name="Tabla3.1" style:family="table-row">
      <style:table-row-properties style:min-row-height="4.524cm"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4" style:family="table">
      <style:table-properties style:width="11.589cm" table:align="left" style:writing-mode="lr-tb"/>
    </style:style>
    <style:style style:name="Tabla4.A" style:family="table-column">
      <style:table-column-properties style:column-width="7.488cm"/>
    </style:style>
    <style:style style:name="Tabla4.B" style:family="table-column">
      <style:table-column-properties style:column-width="2.117cm"/>
    </style:style>
    <style:style style:name="Tabla4.C" style:family="table-column">
      <style:table-column-properties style:column-width="1.984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4" style:family="table-row">
      <style:table-row-properties fo:keep-together="auto"/>
    </style:style>
    <style:style style:name="Tabla7" style:family="table">
      <style:table-properties style:width="21.183cm" fo:margin-left="0cm" table:align="left" style:writing-mode="lr-tb"/>
    </style:style>
    <style:style style:name="Tabla7.A" style:family="table-column">
      <style:table-column-properties style:column-width="7.541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496cm"/>
    </style:style>
    <style:style style:name="Tabla7.D" style:family="table-column">
      <style:table-column-properties style:column-width="6.177cm"/>
    </style:style>
    <style:style style:name="Tabla7.E" style:family="table-column">
      <style:table-column-properties style:column-width="4.75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E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3" style:family="table-row">
      <style:table-row-properties style:min-row-height="1.954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fo:font-weight="normal" officeooo:rsid="000b334d" officeooo:paragraph-rsid="000b334d" style:font-size-asian="10p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officeooo:rsid="000b334d" style:font-size-asian="10pt" style:font-name-complex="Arial" text:display="true"/>
    </style:style>
    <style:style style:name="P13" style:family="paragraph" style:parent-style-name="Standard">
      <style:paragraph-properties style:snap-to-layout-grid="false"/>
      <style:text-properties style:font-name="Liberation Sans" fo:font-size="10pt" fo:font-weight="normal" officeooo:rsid="00142cef" officeooo:paragraph-rsid="00142cef" style:font-size-asian="8.75pt" style:font-weight-asian="normal" style:font-name-complex="Arial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6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Liberation Sans" fo:font-size="10pt" fo:language="es" fo:country="ES" officeooo:rsid="000b334d" officeooo:paragraph-rsid="000b334d" style:font-size-asian="10pt" style:font-name-complex="Arial"/>
    </style:style>
    <style:style style:name="P17" style:family="paragraph" style:parent-style-name="Subtitle">
      <style:text-properties style:font-name="Arial" style:font-name-complex="Arial"/>
    </style:style>
    <style:style style:name="P18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9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0b334d"/>
    </style:style>
    <style:style style:name="P21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style:font-name-complex="Arial"/>
    </style:style>
    <style:style style:name="P23" style:family="paragraph" style:parent-style-name="Table_20_Contents">
      <style:text-properties style:font-name="Arial" style:font-name-complex="Arial" text:display="true"/>
    </style:style>
    <style:style style:name="P24" style:family="paragraph" style:parent-style-name="Table_20_Contents">
      <style:text-properties style:font-name="Arial" officeooo:rsid="000b334d" officeooo:paragraph-rsid="000b334d" style:font-name-complex="Arial" text:display="true"/>
    </style:style>
    <style:style style:name="P25" style:family="paragraph" style:parent-style-name="Table_20_Contents">
      <style:paragraph-properties style:snap-to-layout-grid="false"/>
      <style:text-properties style:font-name="Arial" style:font-name-complex="Arial"/>
    </style:style>
    <style:style style:name="P26" style:family="paragraph" style:parent-style-name="Table_20_Contents">
      <style:paragraph-properties style:snap-to-layout-grid="false"/>
      <style:text-properties style:font-name="Arial" officeooo:rsid="000b334d" officeooo:paragraph-rsid="000b334d" style:font-name-complex="Arial"/>
    </style:style>
    <style:style style:name="P27" style:family="paragraph" style:parent-style-name="Table_20_Contents">
      <style:text-properties style:font-name="Arial" fo:font-size="10pt" officeooo:rsid="00119b54" officeooo:paragraph-rsid="00119b54" style:font-size-asian="10pt" style:font-name-complex="Arial" style:font-size-complex="10pt" text:display="true"/>
    </style:style>
    <style:style style:name="P28" style:family="paragraph" style:parent-style-name="Table_20_Contents">
      <style:text-properties style:font-name="Arial" fo:font-size="10pt" officeooo:rsid="0012906e" officeooo:paragraph-rsid="0012906e" style:font-size-asian="10pt" style:font-name-complex="Arial" style:font-size-complex="10pt"/>
    </style:style>
    <style:style style:name="P29" style:family="paragraph" style:parent-style-name="Table_20_Contents">
      <style:text-properties style:font-name="Arial" fo:font-size="10pt" fo:font-style="normal" officeooo:rsid="0023e2a4" officeooo:paragraph-rsid="0023e2a4" style:font-size-asian="10pt" style:font-style-asian="normal" style:font-name-complex="Arial" style:font-size-complex="10pt" style:font-style-complex="normal"/>
    </style:style>
    <style:style style:name="P30" style:family="paragraph" style:parent-style-name="Table_20_Contents">
      <style:text-properties style:font-name="Arial" style:font-name-asian="Arial" style:font-name-complex="Arial"/>
    </style:style>
    <style:style style:name="P31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 text:display="true"/>
    </style:style>
    <style:style style:name="P32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 text:display="true"/>
    </style:style>
    <style:style style:name="P33" style:family="paragraph" style:parent-style-name="Table_20_Contents">
      <style:text-properties style:font-name="Liberation Sans" fo:font-size="10pt" officeooo:rsid="0023e2a4" officeooo:paragraph-rsid="0023e2a4" style:font-size-asian="10pt" style:font-name-complex="Arial" style:font-size-complex="10pt" text:display="true"/>
    </style:style>
    <style:style style:name="P34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5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6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7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8" style:family="paragraph" style:parent-style-name="Table_20_Contents">
      <style:paragraph-properties style:snap-to-layout-grid="false"/>
      <style:text-properties style:font-name="Liberation Sans" fo:font-size="10pt" officeooo:rsid="0023e2a4" officeooo:paragraph-rsid="0023e2a4" style:font-size-asian="10pt" style:font-name-complex="Arial" style:font-size-complex="10pt"/>
    </style:style>
    <style:style style:name="P39" style:family="paragraph" style:parent-style-name="Table_20_Contents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 style:vertical-align="bottom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text-properties style:font-name="Liberation Sans" fo:font-size="10pt" fo:font-weight="bold" officeooo:rsid="0023e2a4" officeooo:paragraph-rsid="0023e2a4" style:font-size-asian="10pt" style:font-weight-asian="bold" style:font-name-complex="Arial" style:font-size-complex="10pt" style:font-weight-complex="bold"/>
    </style:style>
    <style:style style:name="P43" style:family="paragraph" style:parent-style-name="Table_20_Contents">
      <style:paragraph-properties style:snap-to-layout-grid="false"/>
      <style:text-properties style:font-name="Liberation Sans" fo:font-size="10pt" fo:font-style="italic" officeooo:rsid="0015f5d7" officeooo:paragraph-rsid="0015f5d7" style:font-size-asian="10pt" style:font-style-asian="italic" style:font-name-complex="Arial" style:font-size-complex="10pt" style:font-style-complex="italic"/>
    </style:style>
    <style:style style:name="P44" style:family="paragraph" style:parent-style-name="Table_20_Contents">
      <style:text-properties fo:font-size="10pt" style:font-size-asian="10pt" style:font-size-complex="10pt"/>
    </style:style>
    <style:style style:name="P45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  <style:text-properties style:font-name="Liberation Sans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46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P47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25abc9"/>
    </style:style>
    <style:style style:name="P48" style:family="paragraph" style:parent-style-name="Table_20_Contents">
      <style:text-properties style:font-name="Arial" fo:font-size="10pt" fo:font-weight="bold" officeooo:rsid="0023e2a4" officeooo:paragraph-rsid="0015f5d7" style:font-size-asian="10pt" style:font-weight-asian="bold" style:font-name-complex="Arial" style:font-size-complex="10pt" style:font-weight-complex="bold" text:display="true"/>
    </style:style>
    <style:style style:name="P49" style:family="paragraph" style:parent-style-name="Table_20_Contents">
      <style:text-properties style:font-name="Arial" fo:font-size="10pt" fo:font-style="normal" officeooo:rsid="00273afb" officeooo:paragraph-rsid="00273afb" style:font-size-asian="10pt" style:font-style-asian="normal" style:font-name-complex="Arial" style:font-size-complex="10pt" style:font-style-complex="normal" text:display="true"/>
    </style:style>
    <style:style style:name="P50" style:family="paragraph" style:parent-style-name="Table_20_Contents">
      <style:paragraph-properties style:snap-to-layout-grid="false"/>
      <style:text-properties style:font-name="Liberation Sans" fo:font-size="10pt" officeooo:rsid="0025abc9" officeooo:paragraph-rsid="0025abc9" style:font-size-asian="10pt" style:font-name-complex="Arial" style:font-size-complex="10pt"/>
    </style:style>
    <style:style style:name="P51" style:family="paragraph" style:parent-style-name="Table_20_Contents">
      <style:text-properties style:font-name="Liberation Sans" fo:font-size="10pt" officeooo:rsid="0025abc9" officeooo:paragraph-rsid="0025abc9" style:font-size-asian="10pt" style:font-name-complex="Arial" style:font-size-complex="10pt" text:display="true"/>
    </style:style>
    <style:style style:name="P52" style:family="paragraph" style:parent-style-name="Table_20_Contents">
      <style:text-properties style:font-name="Liberation Sans" fo:font-size="10pt" fo:font-style="italic" officeooo:rsid="0025abc9" officeooo:paragraph-rsid="0025abc9" style:font-size-asian="10pt" style:font-style-asian="italic" style:font-name-complex="Arial" style:font-size-complex="10pt" style:font-style-complex="italic" text:display="true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4" style:family="text">
      <style:text-properties style:font-name="Arial" fo:font-size="14pt" fo:font-weight="normal" officeooo:rsid="00179461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size="14pt" fo:font-weight="normal" officeooo:rsid="0023e2a4" style:font-size-asian="14pt" style:font-weight-asian="normal" style:font-name-complex="Arial" style:font-size-complex="14pt" style:font-weight-complex="normal"/>
    </style:style>
    <style:style style:name="T6" style:family="text">
      <style:text-properties style:font-name="Arial" fo:font-size="14pt" fo:font-weight="normal" officeooo:rsid="0025abc9" style:font-size-asian="14pt" style:font-weight-asian="normal" style:font-name-complex="Arial" style:font-size-complex="14pt" style:font-weight-complex="normal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fo:font-size="8pt" style:font-size-asian="8pt" style:font-name-complex="Arial" style:font-size-complex="8pt"/>
    </style:style>
    <style:style style:name="T10" style:family="text">
      <style:text-properties text:display="true"/>
    </style:style>
    <style:style style:name="T11" style:family="text">
      <style:text-properties style:font-name="Liberation Sans" fo:font-weight="bold" style:font-weight-asian="bold" style:font-name-complex="Arial" style:font-weight-complex="bold"/>
    </style:style>
    <style:style style:name="T12" style:family="text">
      <style:text-properties style:font-name="Liberation Sans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13" style:family="text">
      <style:text-properties style:font-name="Liberation Sans" fo:font-size="14pt" fo:font-weight="normal" officeooo:rsid="0025abc9" style:font-size-asian="14pt" style:font-weight-asian="normal" style:font-name-complex="Arial" style:font-size-complex="14pt" style:font-weight-complex="normal"/>
    </style:style>
    <style:style style:name="T14" style:family="text">
      <style:text-properties officeooo:rsid="000e7073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 text:display="true"/>
    </style:style>
    <style:style style:name="T17" style:family="text">
      <style:text-properties fo:font-style="italic" officeooo:rsid="001cb7f6" style:font-style-asian="italic" style:font-style-complex="italic"/>
    </style:style>
    <style:style style:name="T18" style:family="text">
      <style:text-properties fo:font-style="italic" officeooo:rsid="0023e2a4" style:font-style-asian="italic" style:font-style-complex="italic"/>
    </style:style>
    <style:style style:name="T19" style:family="text">
      <style:text-properties officeooo:rsid="001aa9ce"/>
    </style:style>
    <style:style style:name="T20" style:family="text">
      <style:text-properties officeooo:rsid="0023e2a4"/>
    </style:style>
    <style:style style:name="T21" style:family="text">
      <style:text-properties officeooo:rsid="0025abc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EALIZ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2" office:value-type="string">
            <text:p text:style-name="P12">Sebastián Berra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4" office:value-type="string">
            <text:p text:style-name="P12">Lucila Romero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6">
          <table:table-cell table:style-name="Tabla1.A6" office:value-type="string">
            <text:p text:style-name="P11">Ricardo Vanoni</text:p>
          </table:table-cell>
          <table:table-cell table:style-name="Tabla1.B6" office:value-type="string">
            <text:p text:style-name="P10"><text:span text:style-name="Ref._20_de_20_comentario"><text:span text:style-name="T10"/></text:span></text:p>
          </table:table-cell>
          <table:table-cell table:style-name="Tabla1.C6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APROB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8" office:value-type="string">
            <text:p text:style-name="P7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</table:table-row>
      </table:table>
      <text:h text:style-name="Heading_20_1" text:outline-level="1"/>
      <text:h text:style-name="Heading_20_1" text:outline-level="1"/>
      <text:p text:style-name="P20"><text:span text:style-name="T2">Nombre del Proyecto</text:span><text:span text:style-name="T7">:</text:span><text:span text:style-name="T2"> </text:span><text:span text:style-name="T3">Plataforma Web para centralización de camas críticas de internación en hospitales de la Provincia de Santa Fe</text:span></text:p>
      <text:p text:style-name="P47"><text:span text:style-name="T2">Periodo del Informe</text:span><text:span text:style-name="T7">:</text:span><text:span text:style-name="T2"> </text:span><text:span text:style-name="T6">05/08/2017</text:span><text:span text:style-name="T4"> </text:span><text:span text:style-name="T5">al </text:span><text:span text:style-name="T6">04/09/2017</text:span></text:p>
      <text:p text:style-name="P18"><text:span text:style-name="T2">Alcance</text:span><text:span text:style-name="T7">: <text:s/></text:span><text:span text:style-name="T12">Etapa </text:span><text:span text:style-name="T13">7</text:span></text:p>
      <text:p text:style-name="P1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5">Estado del Proyecto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1">Cronograma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39">Etapa <text:span text:style-name="T21">7</text:span>:</text:p>
                  <text:p text:style-name="P39"/>
                  <text:p text:style-name="P48">Desarrollo de<text:span text:style-name="T21">l sistema de consulta web</text:span>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table:number-rows-spanned="2" office:value-type="string">
                        <text:p text:style-name="P41">Actividad</text:p>
                      </table:table-cell>
                      <table:table-cell table:style-name="Tabla4.B1" table:number-columns-spanned="2" office:value-type="string">
                        <text:p text:style-name="P40">Fecha realización</text:p>
                      </table:table-cell>
                      <table:covered-table-cell/>
                    </table:table-row>
                    <table:table-row table:style-name="Tabla4.1">
                      <table:covered-table-cell/>
                      <table:table-cell table:style-name="Tabla4.B2" office:value-type="string">
                        <text:p text:style-name="P39">Estimada</text:p>
                      </table:table-cell>
                      <table:table-cell table:style-name="Tabla4.C2" office:value-type="string">
                        <text:p text:style-name="P39">Real</text:p>
                      </table:table-cell>
                    </table:table-row>
                    <table:table-row table:style-name="Tabla4.1">
                      <table:table-cell table:style-name="Tabla4.B2" office:value-type="string">
                        <text:p text:style-name="P50">Desarrollo del sistema de consulta web</text:p>
                      </table:table-cell>
                      <table:table-cell table:style-name="Tabla4.B2" office:value-type="string">
                        <text:p text:style-name="P36"><text:span text:style-name="T21">26</text:span>/0<text:span text:style-name="T21">8</text:span>/<text:span text:style-name="T19">20</text:span>17</text:p>
                      </table:table-cell>
                      <table:table-cell table:style-name="Tabla4.C2" office:value-type="string">
                        <text:p text:style-name="P37"><text:span text:style-name="T21">06</text:span>/0<text:span text:style-name="T21">4</text:span>/<text:span text:style-name="T19">20</text:span>1<text:span text:style-name="T21">8</text:span>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33">Generar la documentación</text:p>
                      </table:table-cell>
                      <table:table-cell table:style-name="Tabla4.B2" office:value-type="string">
                        <text:p text:style-name="P31"><text:span text:style-name="T21">01</text:span>/0<text:span text:style-name="T21">9</text:span>/<text:span text:style-name="T19">20</text:span>17</text:p>
                      </table:table-cell>
                      <table:table-cell table:style-name="Tabla4.C2" office:value-type="string">
                        <text:p text:style-name="P32"><text:span text:style-name="T21">09</text:span>/0<text:span text:style-name="T21">4</text:span>/<text:span text:style-name="T19">20</text:span>1<text:span text:style-name="T21">8</text:span>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52">Informe 4: Sistema de consulta web</text:p>
                      </table:table-cell>
                      <table:table-cell table:style-name="Tabla4.B2" office:value-type="string">
                        <text:p text:style-name="P51">04/08/2017</text:p>
                      </table:table-cell>
                      <table:table-cell table:style-name="Tabla4.C2" office:value-type="string">
                        <text:p text:style-name="P51">12/04/2018</text:p>
                      </table:table-cell>
                    </table:table-row>
                  </table:table>
                  <text:p text:style-name="P44"/>
                </table:table-cell>
                <table:table-cell table:style-name="Tabla3.C1" office:value-type="string">
                  <text:p text:style-name="P44"><text:span text:style-name="T8"><text:s/></text:span><text:span text:style-name="T11">Resultados obtenidos</text:span></text:p>
                  <text:p text:style-name="P27"/>
                  <text:p text:style-name="P49">Consulta de camas y la documentación de ayuda en entorno web.</text:p>
                </table:table-cell>
              </table:table-row>
            </table:table>
            <text:p text:style-name="P9"/>
          </table:table-cell>
        </table:table-row>
        <table:table-row table:style-name="Tabla2.3">
          <table:table-cell table:style-name="Tabla2.A3" office:value-type="string">
            <text:p text:style-name="P8">Riesgos</text:p>
          </table:table-cell>
          <table:table-cell table:style-name="Tabla2.B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22">Riesgo</text:p>
                </table:table-cell>
                <table:table-cell table:style-name="Tabla7.A1" table:number-columns-spanned="2" office:value-type="string">
                  <text:p text:style-name="P22">Se efectivizó</text:p>
                </table:table-cell>
                <table:covered-table-cell/>
                <table:table-cell table:style-name="Tabla7.A1" office:value-type="string">
                  <text:p text:style-name="P22">Impacto</text:p>
                </table:table-cell>
                <table:table-cell table:style-name="Tabla7.E1" office:value-type="string">
                  <text:p text:style-name="P22">Mitigación</text:p>
                </table:table-cell>
              </table:table-row>
              <table:table-row table:style-name="Tabla7.1">
                <table:table-cell table:style-name="Tabla7.A2" office:value-type="string">
                  <text:p text:style-name="P24">Factores humanos y decisiones políticas</text:p>
                </table:table-cell>
                <table:table-cell table:style-name="Tabla7.A2" office:value-type="string">
                  <text:p text:style-name="P30"><text:s/></text:p>
                </table:table-cell>
                <table:table-cell table:style-name="Tabla7.A2" office:value-type="string">
                  <text:p text:style-name="P22">No</text:p>
                </table:table-cell>
                <table:table-cell table:style-name="Tabla7.A2" office:value-type="string">
                  <text:p text:style-name="P23"/>
                </table:table-cell>
                <table:table-cell table:style-name="Tabla7.E2" office:value-type="string">
                  <text:p text:style-name="P23"/>
                </table:table-cell>
              </table:table-row>
              <table:table-row table:style-name="Tabla7.3">
                <table:table-cell table:style-name="Tabla7.A2" office:value-type="string">
                  <text:p text:style-name="P26">Imprevistos de los actores involucrados directa o indirectamente con el proyecto</text:p>
                </table:table-cell>
                <table:table-cell table:style-name="Tabla7.A2" office:value-type="string">
                  <text:p text:style-name="P30"><text:s/></text:p>
                </table:table-cell>
                <table:table-cell table:style-name="Tabla7.A2" office:value-type="string">
                  <text:p text:style-name="P22">No</text:p>
                </table:table-cell>
                <table:table-cell table:style-name="Tabla7.A2" office:value-type="string">
                  <text:p text:style-name="P25"/>
                </table:table-cell>
                <table:table-cell table:style-name="Tabla7.E2" office:value-type="string">
                  <text:p text:style-name="P25"/>
                </table:table-cell>
              </table:table-row>
            </table:table>
            <text:p text:style-name="P9"/>
            <text:p text:style-name="P9"/>
          </table:table-cell>
        </table:table-row>
        <table:table-row table:style-name="Tabla2.4">
          <table:table-cell table:style-name="Tabla2.A4" office:value-type="string">
            <text:p text:style-name="P8">Notas</text:p>
          </table:table-cell>
          <table:table-cell table:style-name="Tabla2.B4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Logro" style:class="text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Estilo1" style:default-outline-level="1" style:list-style-name="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none" fo:country="none" style:language-asian="none" style:country-asian="none" style:font-name-complex="Times" style:font-family-complex="Times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none" fo:country="none" fo:font-weight="bold" style:font-size-asian="11pt" style:language-asian="none" style:country-asian="non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6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7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8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1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loext:contextual-spacing="false" fo:line-height="115%"/>
      <style:text-properties style:text-position="25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5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24.504cm" fo:margin-left="-0.019cm" table:align="left" style:writing-mode="lr-tb"/>
    </style:style>
    <style:style style:name="Tabla9.A" style:family="table-column">
      <style:table-column-properties style:column-width="5.623cm"/>
    </style:style>
    <style:style style:name="Tabla9.B" style:family="table-column">
      <style:table-column-properties style:column-width="12.933cm"/>
    </style:style>
    <style:style style:name="Tabla9.C" style:family="table-column">
      <style:table-column-properties style:column-width="5.94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1">Proyecto Final de Carrera</text:p>
              <text:p text:style-name="MP2">Ingeniería Informática</text:p>
            </table:table-cell>
            <table:table-cell table:style-name="Tabla9.A1" office:value-type="string">
              <text:p text:style-name="MP3">Informe de estado del proyecto</text:p>
            </table:table-cell>
            <table:table-cell table:style-name="Tabla9.C1" office:value-type="string">
              <text:p text:style-name="MP4"><draw:frame draw:style-name="Mfr1" draw:name="Imagen1" text:anchor-type="as-char" svg:width="3.648cm" svg:height="1.799cm" draw:z-index="1"><draw:image xlink:href="Pictures/100002010000018A000000C3C71570FE6863CB13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2</text:page-number></text:span><text:span text:style-name="MT1"> de </text:span><text:span text:style-name="MT2"><text:page-count style:num-format="1">2</text:page-count></text:span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</meta:initial-creator>
    <meta:creation-date>2015-02-10T18:51:00</meta:creation-date>
    <dc:date>2018-04-13T13:45:17.230581627</dc:date>
    <meta:editing-cycles>25</meta:editing-cycles>
    <meta:editing-duration>PT3H56M9S</meta:editing-duration>
    <meta:generator>LibreOffice/5.3.5.2$Linux_X86_64 LibreOffice_project/30m0$Build-2</meta:generator>
    <meta:document-statistic meta:table-count="6" meta:image-count="1" meta:object-count="0" meta:page-count="2" meta:paragraph-count="54" meta:word-count="142" meta:character-count="937" meta:non-whitespace-character-count="842"/>
  </office:meta>
</office:document-meta>
</file>